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9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90.45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9pt" fo:break-before="auto" style:use-optimal-row-height="true"/>
    </style:style>
    <style:style style:name="ro3" style:family="table-row">
      <style:table-row-properties style:row-height="3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pecial</text:p>
          </table:table-cell>
          <table:table-cell table:style-name="Default" office:value-type="string" calcext:value-type="string">
            <text:p>geom+val, geom</text:p>
          </table:table-cell>
          <table:table-cell table:style-name="Default" office:value-type="string" calcext:value-type="string">
            <text:p>convert geometry</text:p>
          </table:table-cell>
          <table:table-cell office:value-type="string" calcext:value-type="string">
            <text:p>construct geometry</text:p>
          </table:table-cell>
          <table:table-cell office:value-type="string" calcext:value-type="string">
            <text:p>1 geometry geom</text:p>
          </table:table-cell>
          <table:table-cell office:value-type="string" calcext:value-type="string">
            <text:p>2 geom value</text:p>
          </table:table-cell>
          <table:table-cell office:value-type="string" calcext:value-type="string">
            <text:p>2 geometries geom</text:p>
          </table:table-cell>
          <table:table-cell table:style-name="Default" office:value-type="string" calcext:value-type="string">
            <text:p>2 geometries bool</text:p>
          </table:table-cell>
          <table:table-cell office:value-type="string" calcext:value-type="string">
            <text:p>1 geometry bool</text:p>
          </table:table-cell>
          <table:table-cell office:value-type="string" calcext:value-type="string">
            <text:p>1 geometry value</text:p>
          </table:table-cell>
          <table:table-cell/>
        </table:table-row>
        <table:table-row table:style-name="ro2">
          <table:table-cell office:value-type="string" calcext:value-type="string">
            <text:p>ST_Relate</text:p>
          </table:table-cell>
          <table:table-cell office:value-type="string" calcext:value-type="string">
            <text:p>two geometries + val, bo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T_Buffer_Strategy</text:p>
          </table:table-cell>
          <table:table-cell office:value-type="string" calcext:value-type="string">
            <text:p>Used to set end and buffer types for current conne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metry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iorRing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int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Buff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Geometry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InteriorRing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Point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Simplify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Bin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WK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W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Bin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GeoJS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WK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W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GeoH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omColl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Coll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Coll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Coll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Collecti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Collecti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GeoJS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GeoHas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oi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xHu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elo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rior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OnSurfac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Boundar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Centroi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ConvexHu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nd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nvelo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xterior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PointOnSurfac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Start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Vali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Distance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_SymDifferenc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_Un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_Intersec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joint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Contain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CoveredBy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Disjoint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Equal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Equal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Intersect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Overlap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Touch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Withi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lap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Contain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Cross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fference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mensio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sjoint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Equal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Intersect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Overlap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Touch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Withi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ch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i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Closed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mpty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ing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imple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Closed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Empty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Ring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Simple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Valid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ometryType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ength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Geometrie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InteriorRing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Point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ID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Area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Distance_Sphere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GeometryType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ength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Point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SRID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Geometrie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InteriorRing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X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Y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atFromGeoHash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ongFromGeoHash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4:19:38.5308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9:37:19.261274000</meta:creation-date>
    <dc:date>2016-08-01T14:22:05.707740000</dc:date>
    <meta:editing-duration>PT21M43S</meta:editing-duration>
    <meta:editing-cycles>3</meta:editing-cycles>
    <meta:generator>LibreOffice/4.4.4.3$MacOSX_X86_64 LibreOffice_project/2c39ebcf046445232b798108aa8a7e7d89552ea8</meta:generator>
    <meta:document-statistic meta:table-count="1" meta:cell-count="326" meta:object-count="0"/>
  </office:meta>
</office:document-meta>
</file>